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#dddddd" fo:border="0.06pt solid #000000"/>
      <style:text-properties fo:color="#ff3333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/>
    </style:style>
    <style:style style:name="ce7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e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0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3.1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1.2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0.0.1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[1.12.2] JEHC 1.5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7.4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3])" office:value-type="float" office:value="53" calcext:value-type="float">
            <text:p>53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08:23:21.880563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0T08:23:45.794479616</dc:date>
    <meta:editing-duration>P7DT7H7M36S</meta:editing-duration>
    <meta:editing-cycles>525</meta:editing-cycles>
    <meta:generator>LibreOffice/5.1.6.2$Linux_X86_64 LibreOffice_project/10m0$Build-2</meta:generator>
    <meta:document-statistic meta:table-count="1" meta:cell-count="559" meta:object-count="0"/>
  </office:meta>
</office:document-meta>
</file>